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3" style:family="table-row">
      <style:table-row-properties style:min-row-height="0.755cm" fo:keep-together="auto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0e63bb" officeooo:paragraph-rsid="000e63bb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71f6" officeooo:paragraph-rsid="000a71f6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a71f6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e63bb" officeooo:paragraph-rsid="000e63bb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71f6" officeooo:paragraph-rsid="000a71f6" style:font-size-asian="12pt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63bb" officeooo:paragraph-rsid="000e63bb" style:font-size-asian="12pt" style:font-weight-asian="bold" style:font-name-complex="Arial"/>
    </style:style>
    <style:style style:name="P20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0e63bb" officeooo:paragraph-rsid="000e63bb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104ccc" officeooo:paragraph-rsid="00104ccc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63bb" officeooo:paragraph-rsid="000e63bb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9pt" officeooo:rsid="000e63bb" officeooo:paragraph-rsid="000e63bb" style:font-size-asian="9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4ccc" officeooo:paragraph-rsid="000e63bb" style:font-weight-asian="normal" style:font-name-complex="Arial" style:font-weight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104ccc" officeooo:paragraph-rsid="00104ccc" style:font-style-asian="normal" style:font-style-complex="normal"/>
    </style:style>
    <style:style style:name="T1" style:family="text">
      <style:text-properties officeooo:rsid="000a71f6"/>
    </style:style>
    <style:style style:name="T2" style:family="text">
      <style:text-properties officeooo:rsid="000cbd6c"/>
    </style:style>
    <style:style style:name="T3" style:family="text">
      <style:text-properties officeooo:rsid="000e63bb"/>
    </style:style>
    <style:style style:name="T4" style:family="text">
      <style:text-properties officeooo:rsid="00104c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4" office:value-type="string">
            <text:h text:style-name="P30" text:outline-level="3">Añadir Historial del 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<text:span text:style-name="T2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22">Enfermero(I), Auxiliar(I), Fisioterapeuta(I), Personal administrativo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20"><text:span text:style-name="T3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4">Gestión del historial del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Solo el personal autorizado puede modificar el historial de un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4">Comprobar que los datos son correc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1">Grupo <text:span text:style-name="T4">2</text:span>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2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2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23"><text:span text:style-name="T4">Añadir en</text:span> el historial de un paciente; ya sea de enfermedades, incidencias, fecha de ingreso, alta, exitus y resultados sobre pruebas medicas, análisis… 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23">Gestiona el historial de las operaciones de cada paciente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El personal autorizado <text:span text:style-name="T4">pide permisos para añadir datos al historial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3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4">Comprueba que el usuario esta autorizado y <text:span text:style-name="T4">permite el acceso</text:span></text:p>
          </table:table-cell>
        </table:table-row>
        <table:table-row table:style-name="Tabla4.2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28">Añade los datos <text:s/>oportunos en el historial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27">Guarda la modificación comprobando que sea valida y guarda la fecha y <text:span text:style-name="T4">los datos de la persona que lo ha llevado ha cabo</text:span></text:p>
          </table:table-cell>
        </table:table-row>
        <table:table-row table:style-name="Tabla4.2">
          <table:table-cell table:style-name="Tabla4.A6" office:value-type="string">
            <text:p text:style-name="P19">5</text:p>
          </table:table-cell>
          <table:table-cell table:style-name="Tabla4.B6" office:value-type="string">
            <text:p text:style-name="P26">Si no hay mas operaciones cierra la aplicación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5"/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/>
          </table:table-cell>
          <table:table-cell table:style-name="Tabla5.B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Por cada paciente hay una media de 8 al di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9T00:38:46.986333687</dc:date>
    <meta:print-date>2012-03-13T15:37:00</meta:print-date>
    <meta:editing-cycles>15</meta:editing-cycles>
    <meta:editing-duration>PT57M29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81" meta:character-count="1146" meta:non-whitespace-character-count="1012"/>
  </office:meta>
</office:document-meta>
</file>